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1ca333" style:family="table-column">
      <style:table-column-properties fo:break-before="auto" style:column-width="7.001cm"/>
    </style:style>
    <style:style style:name="aa43c5f" style:family="table-column">
      <style:table-column-properties fo:break-before="auto" style:column-width="7.001cm"/>
    </style:style>
    <style:style style:name="ad848cf" style:family="table-column">
      <style:table-column-properties fo:break-before="auto" style:column-width="7.001cm"/>
    </style:style>
    <style:style style:name="a0e4585" style:family="table-column">
      <style:table-column-properties fo:break-before="auto" style:column-width="7.001cm"/>
    </style:style>
    <style:style style:name="a666ee6" style:family="table-column">
      <style:table-column-properties fo:break-before="auto" style:column-width="7.001cm"/>
    </style:style>
    <style:style style:name="a1554bc" style:family="table-column">
      <style:table-column-properties fo:break-before="auto" style:column-width="7.001cm"/>
    </style:style>
    <style:style style:name="ac32938" style:family="table-column">
      <style:table-column-properties fo:break-before="auto" style:column-width="7.001cm"/>
    </style:style>
    <style:style style:name="a88e07b" style:family="table-column">
      <style:table-column-properties fo:break-before="auto" style:column-width="7.001cm"/>
    </style:style>
    <style:style style:name="a91fef5" style:family="table-column">
      <style:table-column-properties fo:break-before="auto" style:column-width="7.001cm"/>
    </style:style>
    <style:style style:name="a70177e" style:family="table-column">
      <style:table-column-properties fo:break-before="auto" style:column-width="7.001cm"/>
    </style:style>
    <style:style style:name="a48c786" style:family="table-column">
      <style:table-column-properties fo:break-before="auto" style:column-width="7.001cm"/>
    </style:style>
    <style:style style:name="a3835bd" style:family="table-column">
      <style:table-column-properties fo:break-before="auto" style:column-width="7.001cm"/>
    </style:style>
    <style:style style:name="af329c8" style:family="table-column">
      <style:table-column-properties fo:break-before="auto" style:column-width="7.001cm"/>
    </style:style>
    <style:style style:name="a51a392" style:family="table-column">
      <style:table-column-properties fo:break-before="auto" style:column-width="7.001cm"/>
    </style:style>
    <style:style style:name="a2001d9" style:family="table-column">
      <style:table-column-properties fo:break-before="auto" style:column-width="7.001cm"/>
    </style:style>
    <style:style style:name="a4fa7b1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04fee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e97b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884f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1998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009f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8728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c9ae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d974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8a323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699f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f046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8c0c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e6a7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29b3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64b2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43ce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b5d2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0844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23119" style:family="table-cell" style:parent-style-name="Default">
      <style:table-cell-properties fo:border="0.99pt solid #000000"/>
    </style:style>
    <style:style style:name="af5658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1ca333" table:number-columns-repeated="17" table:default-cell-style-name="ce22"/>
        <table:table-row table:style-name="ro1">
          <table:table-cell table:style-name="ce21" office:value-type="string" calcext:value-type="string" table:number-columns-spanned="1" table:number-rows-spanned="2">
            <text:p>MATRÍCULA</text:p>
          </table:table-cell>
          <table:table-cell table:style-name="ce21" office:value-type="string" calcext:value-type="string" table:number-columns-spanned="1" table:number-rows-spanned="2">
            <text:p>NOME</text:p>
          </table:table-cell>
          <table:table-cell table:style-name="ce21" office:value-type="string" calcext:value-type="string" table:number-columns-spanned="1" table:number-rows-spanned="2">
            <text:p>CARG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23"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table:style-name="ce21" office:value-type="string" calcext:value-type="string" table:number-columns-spanned="6" table:number-rows-spanned="1">
            <text:p>OUTRAS REMUNERAÇÕES RETROATIVAS/TEMPORÁRIAS</text:p>
          </table:table-cell>
          <table:covered-table-cell table:number-columns-repeated="5"/>
        </table:table-row>
        <table:table-row table:style-name="ro2">
          <table:covered-table-cell table:number-columns-repeated="4"/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CONVERSÃO DE LICENÇA ESPECIAL/PRÊMIO</text:p>
          </table:table-cell>
          <table:table-cell table:style-name="ce21" office:value-type="string" calcext:value-type="string">
            <text:p>INDENIZAÇÃO DE FÉRIAS NÃO USUFRUÍDA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INDENIZAÇÃO POR LICENÇA NÃO GOZADA</text:p>
          </table:table-cell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DIFERENÇAS DE AUXÍLIOS</text:p>
          </table:table-cell>
          <table:table-cell table:style-name="ce21" office:value-type="string" calcext:value-type="string">
            <text:p>GRATIFICAÇÕES EVENTUAI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6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1002838</text:p>
          </table:table-cell>
          <table:table-cell office:value-type="string" calcext:value-type="string">
            <text:p>ADOLFO BORG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374,95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255,53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59,37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3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504,31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94,14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006,36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977,29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126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6.998,34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289,8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346,97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.432,7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62,37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17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24.125,25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48,15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12,85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TY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19</text:p>
          </table:table-cell>
          <table:table-cell office:value-type="string" calcext:value-type="string">
            <text:p>ANA ALICE DE BEL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54,86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06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75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41,5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8.98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73,99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500,00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3,19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500,00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971,74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29,35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89,07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18,8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2.053,96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24.936,78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53,00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97,77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021,08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51,82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5.802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19,13</text:p>
          </table:table-cell>
          <table:table-cell office:value-type="string" calcext:value-type="string">
            <text:p>R$ 2.735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80,24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292,07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17,90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1.779,9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9.065,66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4,00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0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90,94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240,5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883,85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20,52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609,4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9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5.595,62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64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39,51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6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61,37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30,00</text:p>
          </table:table-cell>
          <table:table-cell office:value-type="string" calcext:value-type="string">
            <text:p>R$ 4.025,01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22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59,9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82,97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49,12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957,68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89,82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273,46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75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09,30</text:p>
          </table:table-cell>
          <table:table-cell office:value-type="string" calcext:value-type="string">
            <text:p>R$ 4.56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500,00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70,63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434,28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500,00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7.324,35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3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19.404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00,00</text:p>
          </table:table-cell>
          <table:table-cell office:value-type="string" calcext:value-type="string">
            <text:p>R$ 4.193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3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134,9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4.051,43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983,56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21,95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21,47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500,00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19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66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967,51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75,08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86,81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63,44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22.198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03,08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957,6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96,60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36,2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19.335,9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8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918,7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18.339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2.380,68</text:p>
          </table:table-cell>
          <table:table-cell office:value-type="string" calcext:value-type="string">
            <text:p>R$ 3.2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6.418,43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28,4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000,00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807,4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500,00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56,0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78,47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18,8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1.042,66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00,00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66,01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5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21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3,93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03,08</text:p>
          </table:table-cell>
          <table:table-cell office:value-type="string" calcext:value-type="string">
            <text:p>R$ 3.617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07,07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6,68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7.863,30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258,71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289,8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2,76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492,69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66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860,78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486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69,17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67,31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19.335,9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304,7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372,59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01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56,54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609,25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36,84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652,5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18,08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9,76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888,58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3.353,45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6.786,87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7.651,07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3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000,00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500,00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64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97,66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393,80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042,5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04,54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60,41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89,1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30,15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17.841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54,28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92,7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220,86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96,39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65,45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918,7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823,3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5.427,6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00,3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067,35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09,78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17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06,7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21.398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589,6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95,59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0,7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7,71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90,3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95,00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4.414,84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427,6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25,1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2,26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086,96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905,52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11,89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46,79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747,74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86,81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994,57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3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24,9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CÍVEL DO TRIBUNAL DE JUSTIÇA DO ESTADO DO RIO DE JANEIR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34,09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21.896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674,33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1.820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28.201,00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848,17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774,9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807,41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24.011,41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1,73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774,97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154,66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41,61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32,8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5.279,20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73,66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5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0,00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957,68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860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439,48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774,97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24.204,43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500,00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259,24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1,03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6,7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64,6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60,00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24.717,65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9.220,97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ESPECIALIZAD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16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481,0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214,40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office:value-type="string" calcext:value-type="string">
            <text:p>R$ 18.339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60,90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917,63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0,00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16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19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2,7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47,02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918,7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18,8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500,00</text:p>
          </table:table-cell>
        </table:table-row>
        <table:table-row table:style-name="ro3">
          <table:table-cell office:value-type="string" calcext:value-type="string">
            <text:p>00009393</text:p>
          </table:table-cell>
          <table:table-cell office:value-type="string" calcext:value-type="string">
            <text:p>HELENA KLEINE OLIV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16.844,55</text:p>
          </table:table-cell>
          <table:table-cell table:number-columns-repeated="9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3.930,37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9.753,20</text:p>
          </table:table-cell>
        </table:table-row>
        <table:table-row table:style-name="ro3">
          <table:table-cell office:value-type="string" calcext:value-type="string">
            <text:p>00002487</text:p>
          </table:table-cell>
          <table:table-cell office:value-type="string" calcext:value-type="string">
            <text:p>HORACIO AFONSO DE FIGUEIREDO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35,22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662,12</text:p>
          </table:table-cell>
        </table:table-row>
        <table:table-row table:style-name="ro3">
          <table:table-cell office:value-type="string" calcext:value-type="string">
            <text:p>00139075</text:p>
          </table:table-cell>
          <table:table-cell office:value-type="string" calcext:value-type="string">
            <text:p>HUGO JERK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538,64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58,31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19,35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393,4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5.480,81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3.000,00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5,34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67,44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593,58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3,40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3</text:p>
          </table:table-cell>
          <table:table-cell office:value-type="string" calcext:value-type="string">
            <text:p>JOÃO REGINALDO CARDOS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596,5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054,71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68,11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790,13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73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3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8,94</text:p>
          </table:table-cell>
          <table:table-cell office:value-type="string" calcext:value-type="string">
            <text:p>R$ 2.819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7.500,00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7.919,02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660,03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52,7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73,45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427,67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74,50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930,3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166,06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59,78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28,27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CACHOEIRAS DE MACAC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35,73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21.201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676,73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 FLARY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03,67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15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643,30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23,73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74,70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7.457,34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685,76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92,80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20.205,0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4.689,17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475,38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4.985,28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439,48</text:p>
          </table:table-cell>
          <table:table-cell office:value-type="string" calcext:value-type="string">
            <text:p>R$ 3.80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10,07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8</text:p>
          </table:table-cell>
          <table:table-cell office:value-type="string" calcext:value-type="string">
            <text:p>LIA FREITAS LIM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449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733,08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 DE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90,36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89,16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01,3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17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079,47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18.339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860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00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76,45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14,31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699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4.430,69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25,0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806,30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32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918,7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82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31,92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12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5.279,9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028,48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634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957,68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7,56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74,17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500,00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19.335,9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ESPECIALIZAD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042,5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0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30,46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390,30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75,40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19,35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93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500,00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586,55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0,76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38926</text:p>
          </table:table-cell>
          <table:table-cell office:value-type="string" calcext:value-type="string">
            <text:p>LUIZA THEREZA BAPTISTA DE MAT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3.318,09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18.339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486,4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06,77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61,00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2,00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79,80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806706</text:p>
          </table:table-cell>
          <table:table-cell office:value-type="string" calcext:value-type="string">
            <text:p>MARCELO LIMA BUHATE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3.851,64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5.763,35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03,23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765,62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6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81,28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00,00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674,33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4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38,48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68,5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4.081,13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3,09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23.007,1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164,12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774,9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18,16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3.937,87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465,39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2,7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5.492,16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067,49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2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23.007,1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5.000,00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8.508,58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3,19</text:p>
          </table:table-cell>
          <table:table-cell office:value-type="string" calcext:value-type="string">
            <text:p>R$ 4.644,69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054,77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85,99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15,86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621,11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79</text:p>
          </table:table-cell>
          <table:table-cell office:value-type="string" calcext:value-type="string">
            <text:p>MARIA APARECIDA MOREIRA DE ARAUJ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23.730,64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755,15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25.973,05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11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610,97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8.208,52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930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92,7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6.458,08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7.500,00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789,8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8.500,00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500,0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15,97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19.335,9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56,94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497,2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28,32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8,6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86</text:p>
          </table:table-cell>
          <table:table-cell office:value-type="string" calcext:value-type="string">
            <text:p>MARINA DEGANI MALUF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410,60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96,63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8,36</text:p>
          </table:table-cell>
          <table:table-cell office:value-type="string" calcext:value-type="string">
            <text:p>R$ 4.066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87,98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31,00</text:p>
          </table:table-cell>
          <table:table-cell office:value-type="string" calcext:value-type="string">
            <text:p>R$ 2.241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047,94</text:p>
          </table:table-cell>
          <table:table-cell office:value-type="string" calcext:value-type="string">
            <text:p>R$ 197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564,16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3.718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24,7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855,61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53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12,85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22,86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720,52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378,47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178,37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3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3.279,9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68,86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38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21.699,8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589,99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19.404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62,98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38,48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56,5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6.500,00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24,00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00,76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60,50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4.037,63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5.087,89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83,27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0.232,29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56,97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3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12,40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860,77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12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4,49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412,03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43,2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665,87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26.640,75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25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ORDEM URBANÍST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229,97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24,03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4</text:p>
          </table:table-cell>
          <table:table-cell office:value-type="string" calcext:value-type="string">
            <text:p>PRISCILA CRISTINA FULANETTI ALBERTI RODRIGU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17,5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ES COM TITULARIDADE FUTU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12,29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51,4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12,1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103,65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17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02,6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3.967,95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16,6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3</text:p>
          </table:table-cell>
          <table:table-cell office:value-type="string" calcext:value-type="string">
            <text:p>RENATA MACHADO COT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3.962,95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4.384,89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5,48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07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739,59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46,7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377,90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2.057,31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25.142,62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-R$ 256,0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75,74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791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31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081,14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0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3.341,52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16.844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18.837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802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9.796,18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86,81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.365,01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6.949,35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08,62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957,62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8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9.379,47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289,8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94,0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15,75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065,92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279,99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23.296,82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5.735,40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451,29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19.335,9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23,73</text:p>
          </table:table-cell>
          <table:table-cell office:value-type="string" calcext:value-type="string">
            <text:p>R$ 4.069,59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4.377,72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31,67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53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8,40</text:p>
          </table:table-cell>
          <table:table-cell office:value-type="string" calcext:value-type="string">
            <text:p>R$ 4.195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58,34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5.204,79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8.397,93</text:p>
          </table:table-cell>
        </table:table-row>
        <table:table-row table:style-name="ro3">
          <table:table-cell office:value-type="string" calcext:value-type="string">
            <text:p>00810077</text:p>
          </table:table-cell>
          <table:table-cell office:value-type="string" calcext:value-type="string">
            <text:p>SÉRGIO LIVIO PEREIRA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24.420,45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769,22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28,8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1,23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63,57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7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8.500,00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41,5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42,93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77,35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23,7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07,34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ARRAIAL DO CAB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022,49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59,50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367,23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38,02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4.511,31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673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07,0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05,73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500,00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8.363,29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393,44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634,67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78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7.370,61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289,8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16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2.94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.066,82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052,85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409,70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08,77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48,88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7.500,53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LAJE DO MURI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19.64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CÍVE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2.500,00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58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4.367,83</text:p>
          </table:table-cell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6T23:45:52</meta:creation-date>
    <dc:date>2023-12-06T23:46:34</dc:date>
    <meta:editing-cycles>1</meta:editing-cycles>
    <meta:editing-duration>PT41.552S</meta:editing-duration>
    <meta:document-statistic meta:table-count="1" meta:cell-count="15387" meta:object-count="0"/>
  </office:meta>
</office:document-meta>
</file>